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1e28a"/>
    </style:style>
    <style:style style:name="P2" style:family="paragraph" style:parent-style-name="Standard">
      <style:paragraph-properties fo:text-align="center" style:justify-single-word="false"/>
      <style:text-properties officeooo:paragraph-rsid="00220986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1c93d8" officeooo:paragraph-rsid="001c93d8"/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paragraph-rsid="001c93d8"/>
    </style:style>
    <style:style style:name="P5" style:family="paragraph" style:parent-style-name="Standard">
      <style:paragraph-properties fo:text-align="center" style:justify-single-word="false"/>
      <style:text-properties fo:language="fr" fo:country="FR" officeooo:rsid="001e9b11" officeooo:paragraph-rsid="001e9b11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rsid="00206573" officeooo:paragraph-rsid="0021e28a"/>
    </style:style>
    <style:style style:name="P7" style:family="paragraph" style:parent-style-name="Standard">
      <style:paragraph-properties fo:text-align="center" style:justify-single-word="false"/>
      <style:text-properties fo:font-size="15pt" fo:language="fr" fo:country="FR" officeooo:rsid="001e9b11" officeooo:paragraph-rsid="001e9b11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fo:language="fr" fo:country="FR" officeooo:rsid="00220986" officeooo:paragraph-rsid="00220986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officeooo:rsid="00237fd6" officeooo:paragraph-rsid="00237fd6"/>
    </style:style>
    <style:style style:name="T1" style:family="text">
      <style:text-properties officeooo:rsid="001c93d8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1e28a"/>
    </style:style>
    <style:style style:name="T4" style:family="text">
      <style:text-properties fo:language="fr" fo:country="FR" officeooo:rsid="00220986"/>
    </style:style>
    <style:style style:name="T5" style:family="text">
      <style:text-properties fo:language="fr" fo:country="FR" officeooo:rsid="00236a6f"/>
    </style:style>
    <style:style style:name="T6" style:family="text">
      <style:text-properties fo:language="fr" fo:country="FR" officeooo:rsid="00237fd6"/>
    </style:style>
    <style:style style:name="T7" style:family="text">
      <style:text-properties fo:language="fr" fo:country="FR" officeooo:rsid="00238882"/>
    </style:style>
    <style:style style:name="T8" style:family="text">
      <style:text-properties officeooo:rsid="00206573"/>
    </style:style>
    <style:style style:name="T9" style:family="text">
      <style:text-properties officeooo:rsid="0021e28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EXT ADVENTURE</text:p>
      <text:p text:style-name="P7"/>
      <text:p text:style-name="P7"/>
      <text:p text:style-name="P8">By Gwendal Pruny</text:p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4"><text:span text:style-name="T1">Hall d’entrée</text:span></text:p>
      <text:p text:style-name="P3"/>
      <text:p text:style-name="P5"><text:span text:style-name="T10">map </text:span><text:span text:style-name="T11">:</text:span><text:span text:style-name="T10"> </text:span><text:span text:style-name="T8">Tu est</text:span> dans le hall d’entrée de AU Academy</text:p>
      <text:p text:style-name="P5"><text:span text:style-name="T10">déjà entré </text:span>: <text:span text:style-name="T8">Tu est</text:span> dans le hall d’entrée de AU Academy, il y a beaucoup d’élèves!</text:p>
      <text:p text:style-name="P6"><text:span text:style-name="T10">First entry </text:span>: <text:span text:style-name="T9">Tu viens d’entrée dans le hall de AU Academy, bizarement il n’y a aucun élève</text:span></text:p>
      <text:p text:style-name="P1"><text:span text:style-name="T3">seulement une dame a l’acceuille et des crie de joie ou de pleure d’une foule au loin que tu n’arrive pas a disserner.</text:span></text:p>
      <text:p text:style-name="P1"><text:span text:style-name="T3">----------------------------------</text:span></text:p>
      <text:p text:style-name="P1"><text:span text:style-name="T3"/></text:p>
      <text:p text:style-name="P2"><text:span text:style-name="T3">T</text:span><text:span text:style-name="T4">ALK : <text:s/></text:span><text:span text:style-name="T6">to evelyn</text:span></text:p>
      <text:p text:style-name="P2"><text:span text:style-name="T4">Vous : Bonjour je m’apppel ???, je suis la pour m’inscrire a AU vous pouvez maider, je suis au bonne endroit ?</text:span></text:p>
      <text:p text:style-name="P2"><text:span text:style-name="T4">???? : Bonjour je t’attendait ???? , </text:span><text:span text:style-name="T5">le proviseur veut te voir </text:span><text:span text:style-name="T6">sont bureau est derrière tu peut y allez mais avent je te conseil d’allez voir le jeune garcons si tu ne la pas déjà fait, il vient tout comme toi d’arriver, hésirte pas a m’apeller evelyn et venir me voir si tu a des questions </text:span></text:p>
      <text:p text:style-name="P9"><text:span text:style-name="T2">Vous : Merci evelyn</text:span></text:p>
      <text:p text:style-name="P9"><text:span text:style-name="T2">TALK : to jeune garcons</text:span></text:p>
      <text:p text:style-name="P9"><text:span text:style-name="T2">Vous : B-Bonjour ??</text:span></text:p>
      <text:p text:style-name="P9"><text:span text:style-name="T2">??? : ….</text:span></text:p>
      <text:p text:style-name="P9"><text:span text:style-name="T2">Vous : Vous allez bien ?</text:span></text:p>
      <text:p text:style-name="P9"><text:span text:style-name="T2">??? : n’entre SURTOUT pas dans le bureau du proviseur ils sont tousse FOU !!!!!</text:span></text:p>
      <text:p text:style-name="P9"><text:span text:style-name="T2">Vous : Que c’est-il passez ? </text:span></text:p>
      <text:p text:style-name="P9"><text:span text:style-name="T2">??? : </text:span><text:span text:style-name="T7">Laisse moi tranquille !!! Dégage !! sort d’ici !</text:span></text:p>
      <text:p text:style-name="P9"><text:span text:style-name="T4">MOOVE :</text:span></text:p>
      <text:p text:style-name="P1"><text:span text:style-name="T3"/></text:p>
      <text:p text:style-name="P1"><text:span text:style-name="T3"><text:s/></text:span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uloir du 1er étage</text:p>
      <text:p text:style-name="P3"/>
      <text:p text:style-name="P3"/>
      <text:p text:style-name="P3">Classe 1-A ( 1er étage )</text:p>
      <text:p text:style-name="P3"/>
      <text:p text:style-name="P3"/>
      <text:p text:style-name="P3">Couloir du 2e étage</text:p>
      <text:p text:style-name="P3"/>
      <text:p text:style-name="P3"/>
      <text:p text:style-name="P3">Caféteria (2e étage)</text:p>
      <text:p text:style-name="P3"/>
      <text:p text:style-name="P3"/>
      <text:p text:style-name="P4"><text:span text:style-name="T1">Salle d’entraînement (2e étage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56:09.434337415</meta:creation-date>
    <meta:generator>LibreOffice/6.4.7.2$Linux_X86_64 LibreOffice_project/40$Build-2</meta:generator>
    <dc:date>2021-11-09T11:20:12.646693973</dc:date>
    <meta:editing-duration>PT14M39S</meta:editing-duration>
    <meta:editing-cycles>5</meta:editing-cycles>
    <meta:document-statistic meta:table-count="0" meta:image-count="0" meta:object-count="0" meta:page-count="2" meta:paragraph-count="26" meta:word-count="237" meta:character-count="1212" meta:non-whitespace-character-count="995"/>
  </office:meta>
</office:document-meta>
</file>